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pyexcel_sheet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 opposition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°affaire code 1760</text:p>
          </table:table-cell>
          <table:table-cell office:value-type="string">
            <text:p>Montant de l’affaire au code 1760</text:p>
          </table:table-cell>
          <table:table-cell office:value-type="string">
            <text:p>Montant à créer en «affaire service» au code 7055</text:p>
          </table:table-cell>
          <table:table-cell office:value-type="string">
            <text:p>Identification du bénéficiaire de la dépense</text:p>
          </table:table-cell>
          <table:table-cell office:value-type="string">
            <text:p>Codique du service bénéficiaire</text:p>
          </table:table-cell>
          <table:table-cell office:value-type="string">
            <text:p>RANG RIB pour le remboursement du service bénéficiaire</text:p>
          </table:table-cell>
          <table:table-cell office:value-type="string">
            <text:p>RANG RIB pour le remboursement à la société</text:p>
          </table:table-cell>
          <table:table-cell office:value-type="string">
            <text:p>SIREN du redevable pour le libellé du virement pour la société</text:p>
          </table:table-cell>
          <table:table-cell office:value-type="string">
            <text:p>Numéro et date de l'opération de dépense effectuée dans Médoc pour paiement du poste comptable RNF ayant émis la SATD </text:p>
          </table:table-cell>
          <table:table-cell office:value-type="string">
            <text:p>Numéro d'Opération</text:p>
          </table:table-cell>
          <table:table-cell office:value-type="string">
            <text:p>Date d'exécution</text:p>
          </table:table-cell>
          <table:table-cell office:value-type="string">
            <text:p>Dossiers traités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00">
            <text:p>100</text:p>
          </table:table-cell>
          <table:table-cell office:value-type="string">
            <text:p>2023-02-10</text:p>
          </table:table-cell>
          <table:table-cell office:value-type="string">
            <text:p>A26U220123456789</text:p>
          </table:table-cell>
          <table:table-cell office:value-type="float" office:value="2022001557">
            <text:p>202200155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DR/DDFIP 01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80261032">
            <text:p>380261032</text:p>
          </table:table-cell>
          <table:table-cell office:value-type="float" office:value="nan">
            <text:p>nan</text:p>
          </table:table-cell>
          <table:table-cell office:value-type="string">
            <text:p>AAC781</text:p>
          </table:table-cell>
          <table:table-cell office:value-type="string">
            <text:p>2023-03-23 14:39:24</text:p>
          </table:table-cell>
          <table:table-cell office:value-type="string">
            <text:p>✓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50">
            <text:p>150</text:p>
          </table:table-cell>
          <table:table-cell office:value-type="string">
            <text:p>2023-02-10</text:p>
          </table:table-cell>
          <table:table-cell office:value-type="string">
            <text:p>A26V220123456789</text:p>
          </table:table-cell>
          <table:table-cell office:value-type="float" office:value="2022001558">
            <text:p>2022001558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string">
            <text:p>DR/DDFIP 01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80261032">
            <text:p>380261032</text:p>
          </table:table-cell>
          <table:table-cell office:value-type="float" office:value="nan">
            <text:p>nan</text:p>
          </table:table-cell>
          <table:table-cell office:value-type="string">
            <text:p>AAC782</text:p>
          </table:table-cell>
          <table:table-cell office:value-type="string">
            <text:p>2023-03-23 14:46:26</text:p>
          </table:table-cell>
          <table:table-cell office:value-type="string">
            <text:p>✓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200">
            <text:p>200</text:p>
          </table:table-cell>
          <table:table-cell office:value-type="string">
            <text:p>2023-02-10</text:p>
          </table:table-cell>
          <table:table-cell office:value-type="string">
            <text:p>A26W220123456789</text:p>
          </table:table-cell>
          <table:table-cell office:value-type="float" office:value="2022001549">
            <text:p>2022001549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string">
            <text:p>DR/DDFIP 01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80261032">
            <text:p>380261032</text:p>
          </table:table-cell>
          <table:table-cell office:value-type="float" office:value="nan">
            <text:p>nan</text:p>
          </table:table-cell>
          <table:table-cell office:value-type="string">
            <text:p>AAC783</text:p>
          </table:table-cell>
          <table:table-cell office:value-type="string">
            <text:p>2023-03-23 14:53:27</text:p>
          </table:table-cell>
          <table:table-cell office:value-type="string">
            <text:p>✓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00">
            <text:p>300</text:p>
          </table:table-cell>
          <table:table-cell office:value-type="string">
            <text:p>2023-02-10</text:p>
          </table:table-cell>
          <table:table-cell office:value-type="string">
            <text:p>A26X220123456789</text:p>
          </table:table-cell>
          <table:table-cell office:value-type="float" office:value="2022001550">
            <text:p>2022001550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string">
            <text:p>DR/DDFIP 01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80261032">
            <text:p>380261032</text:p>
          </table:table-cell>
          <table:table-cell office:value-type="float" office:value="nan">
            <text:p>nan</text:p>
          </table:table-cell>
          <table:table-cell office:value-type="string">
            <text:p>AAC784</text:p>
          </table:table-cell>
          <table:table-cell office:value-type="string">
            <text:p>2023-03-23 15:00:29</text:p>
          </table:table-cell>
          <table:table-cell office:value-type="string">
            <text:p>✓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50">
            <text:p>350</text:p>
          </table:table-cell>
          <table:table-cell office:value-type="string">
            <text:p>2023-02-10</text:p>
          </table:table-cell>
          <table:table-cell office:value-type="string">
            <text:p>A26Y220123456789</text:p>
          </table:table-cell>
          <table:table-cell office:value-type="float" office:value="2022001551">
            <text:p>2022001551</text:p>
          </table:table-cell>
          <table:table-cell office:value-type="float" office:value="350">
            <text:p>350</text:p>
          </table:table-cell>
          <table:table-cell office:value-type="float" office:value="50">
            <text:p>50</text:p>
          </table:table-cell>
          <table:table-cell office:value-type="string">
            <text:p>DR/DDFIP 01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80261032">
            <text:p>380261032</text:p>
          </table:table-cell>
          <table:table-cell office:value-type="float" office:value="nan">
            <text:p>nan</text:p>
          </table:table-cell>
          <table:table-cell office:value-type="string">
            <text:p>AAC785</text:p>
          </table:table-cell>
          <table:table-cell office:value-type="string">
            <text:p>2023-03-23 15:07:30</text:p>
          </table:table-cell>
          <table:table-cell office:value-type="string">
            <text:p>✓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400">
            <text:p>400</text:p>
          </table:table-cell>
          <table:table-cell office:value-type="string">
            <text:p>2023-02-10</text:p>
          </table:table-cell>
          <table:table-cell office:value-type="string">
            <text:p>A26Z220123456789</text:p>
          </table:table-cell>
          <table:table-cell office:value-type="float" office:value="2022001552">
            <text:p>2022001552</text:p>
          </table:table-cell>
          <table:table-cell office:value-type="float" office:value="400">
            <text:p>400</text:p>
          </table:table-cell>
          <table:table-cell office:value-type="float" office:value="50">
            <text:p>50</text:p>
          </table:table-cell>
          <table:table-cell office:value-type="string">
            <text:p>DR/DDFIP 01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80261032">
            <text:p>380261032</text:p>
          </table:table-cell>
          <table:table-cell office:value-type="float" office:value="nan">
            <text:p>nan</text:p>
          </table:table-cell>
          <table:table-cell office:value-type="string">
            <text:p>AAC786</text:p>
          </table:table-cell>
          <table:table-cell office:value-type="string">
            <text:p>2023-03-23 15:14:31</text:p>
          </table:table-cell>
          <table:table-cell office:value-type="string">
            <text:p>✓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450">
            <text:p>450</text:p>
          </table:table-cell>
          <table:table-cell office:value-type="string">
            <text:p>2023-02-10</text:p>
          </table:table-cell>
          <table:table-cell office:value-type="string">
            <text:p>A26A220123456789</text:p>
          </table:table-cell>
          <table:table-cell office:value-type="float" office:value="2022001553">
            <text:p>2022001553</text:p>
          </table:table-cell>
          <table:table-cell office:value-type="float" office:value="450">
            <text:p>450</text:p>
          </table:table-cell>
          <table:table-cell office:value-type="float" office:value="50">
            <text:p>50</text:p>
          </table:table-cell>
          <table:table-cell office:value-type="string">
            <text:p>DR/DDFIP 01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80261032">
            <text:p>380261032</text:p>
          </table:table-cell>
          <table:table-cell office:value-type="float" office:value="nan">
            <text:p>nan</text:p>
          </table:table-cell>
          <table:table-cell office:value-type="string">
            <text:p>AAC787</text:p>
          </table:table-cell>
          <table:table-cell office:value-type="string">
            <text:p>2023-03-23 15:21:33</text:p>
          </table:table-cell>
          <table:table-cell office:value-type="string">
            <text:p>✓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500">
            <text:p>500</text:p>
          </table:table-cell>
          <table:table-cell office:value-type="string">
            <text:p>2023-02-10</text:p>
          </table:table-cell>
          <table:table-cell office:value-type="string">
            <text:p>A26B220123456789</text:p>
          </table:table-cell>
          <table:table-cell office:value-type="float" office:value="2022001554">
            <text:p>2022001554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string">
            <text:p>DR/DDFIP 01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80261032">
            <text:p>380261032</text:p>
          </table:table-cell>
          <table:table-cell office:value-type="float" office:value="nan">
            <text:p>nan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